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ato" svg:font-family="Lato" style:font-pitch="variable"/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1.653cm"/>
    </style:style>
    <style:style style:name="gr2" style:family="graphic" style:parent-style-name="objectwithoutfill">
      <style:graphic-properties svg:stroke-width="0.106cm" svg:stroke-color="#000000" draw:marker-start-width="0.359cm" draw:marker-end="Rounded_20_short_20_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000000" draw:marker-start-width="0.358cm" draw:marker-end="Rounded_20_short_20_Arrow" draw:marker-end-width="0.458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7.501cm"/>
    </style:style>
    <style:style style:name="gr5" style:family="graphic" style:parent-style-name="standard">
      <style:graphic-properties draw:stroke="none" svg:stroke-color="#000000" draw:fill="none" draw:fill-color="#ffffff" fo:min-height="0.941cm"/>
      <style:paragraph-properties style:writing-mode="lr-tb"/>
    </style:style>
    <style:style style:name="gr6" style:family="graphic" style:parent-style-name="standard">
      <style:graphic-properties svg:stroke-color="#ff4000" draw:fill-color="#ff4000" draw:textarea-horizontal-align="justify" draw:textarea-vertical-align="middle" draw:auto-grow-height="false" fo:min-height="0cm" fo:min-width="1.278cm"/>
    </style:style>
    <style:style style:name="gr7" style:family="graphic" style:parent-style-name="objectwithoutfill">
      <style:graphic-properties draw:stroke="dash" draw:stroke-dash="Ultrafine_20_Dotted_20__28_var_29_" svg:stroke-width="0.053cm" svg:stroke-color="#ff4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2.04cm"/>
    </style:style>
    <style:style style:name="gr9" style:family="graphic" style:parent-style-name="standard">
      <style:graphic-properties draw:stroke="none" svg:stroke-color="#000000" draw:fill="none" draw:fill-color="#ffffff" fo:min-height="1.8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84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712cm" fo:min-width="2.421cm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2.421cm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766cm" fo:min-width="2.421cm"/>
      <style:paragraph-properties style:writing-mode="lr-tb"/>
    </style:style>
    <style:style style:name="gr15" style:family="graphic" style:parent-style-name="standard">
      <style:graphic-properties svg:stroke-color="#55308d" draw:fill-color="#55308d" draw:textarea-horizontal-align="justify" draw:textarea-vertical-align="middle" draw:auto-grow-height="false" fo:min-height="0cm" fo:min-width="1.278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188cm" fo:min-width="4.352cm"/>
      <style:paragraph-properties style:writing-mode="lr-tb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963cm" fo:min-width="4.326cm"/>
      <style:paragraph-properties style:writing-mode="lr-tb"/>
    </style:style>
    <style:style style:name="gr18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9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1.456cm"/>
    </style:style>
    <style:style style:name="gr20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3.096cm"/>
    </style:style>
    <style:style style:name="gr21" style:family="graphic" style:parent-style-name="standard">
      <style:graphic-properties svg:stroke-color="#55308d" draw:fill-color="#55308d" draw:textarea-horizontal-align="justify" draw:textarea-vertical-align="middle" draw:auto-grow-height="false" fo:min-height="0cm" fo:min-width="0.759cm"/>
    </style:style>
    <style:style style:name="gr22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svg:stroke-color="#000000" draw:fill-color="#000000" draw:textarea-horizontal-align="justify" draw:textarea-vertical-align="middle" draw:auto-grow-height="false" fo:min-height="0.793cm" fo:min-width="2.345cm"/>
      <style:paragraph-properties style:writing-mode="lr-tb"/>
    </style:style>
    <style:style style:name="gr24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1.815cm"/>
    </style:style>
    <style:style style:name="gr25" style:family="graphic" style:parent-style-name="standard">
      <style:graphic-properties svg:stroke-color="#999999" svg:stroke-opacity="100%" draw:fill-color="#999999" draw:textarea-horizontal-align="justify" draw:textarea-vertical-align="middle" draw:auto-grow-height="false" fo:min-height="0cm" fo:min-width="1.815cm"/>
    </style:style>
    <style:style style:name="gr26" style:family="graphic" style:parent-style-name="standard">
      <style:graphic-properties svg:stroke-color="#000000" draw:fill-color="#000000" draw:textarea-horizontal-align="justify" draw:textarea-vertical-align="middle" draw:auto-grow-height="false" fo:min-height="1.232cm" fo:min-width="2.345cm"/>
      <style:paragraph-properties style:writing-mode="lr-tb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45cm"/>
      <style:paragraph-properties style:writing-mode="lr-tb"/>
    </style:style>
    <style:style style:name="gr28" style:family="graphic" style:parent-style-name="standard">
      <style:graphic-properties svg:stroke-color="#999999" draw:fill-color="#999999" draw:textarea-horizontal-align="justify" draw:textarea-vertical-align="middle" draw:auto-grow-height="false" fo:min-height="0cm" fo:min-width="0.513cm"/>
    </style:style>
    <style:style style:name="gr29" style:family="graphic" style:parent-style-name="standard">
      <style:graphic-properties svg:stroke-color="#808080" draw:fill-color="#999999" draw:textarea-horizontal-align="justify" draw:textarea-vertical-align="middle" draw:auto-grow-height="false" fo:min-height="0cm" fo:min-width="4.474cm"/>
    </style:style>
    <style:style style:name="gr30" style:family="graphic" style:parent-style-name="standard">
      <style:graphic-properties svg:stroke-color="#eeeeee" draw:fill="solid" draw:fill-color="#eeeeee" draw:textarea-horizontal-align="justify" draw:textarea-vertical-align="middle" draw:auto-grow-height="false" fo:min-height="0cm" fo:min-width="0.759cm"/>
    </style:style>
    <style:style style:name="gr31" style:family="graphic" style:parent-style-name="standard">
      <style:graphic-properties svg:stroke-color="#000000" draw:fill-color="#000000" draw:textarea-horizontal-align="justify" draw:textarea-vertical-align="middle" draw:auto-grow-height="false" fo:min-height="0.563cm" fo:min-width="3.945cm"/>
      <style:paragraph-properties style:writing-mode="lr-tb"/>
    </style:style>
    <style:style style:name="gr32" style:family="graphic" style:parent-style-name="standard">
      <style:graphic-properties svg:stroke-color="#000000" draw:fill-color="#000000" draw:textarea-horizontal-align="justify" draw:textarea-vertical-align="middle" draw:auto-grow-height="false" fo:min-height="0.721cm" fo:min-width="4.961cm"/>
      <style:paragraph-properties style:writing-mode="lr-tb"/>
    </style:style>
    <style:style style:name="gr33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Oswald"/>
    </style:style>
    <style:style style:name="P4" style:family="paragraph">
      <loext:graphic-properties draw:fill-color="#ff4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ato" fo:font-size="11pt" style:font-size-asian="11pt" style:font-size-complex="11pt"/>
    </style:style>
    <style:style style:name="P7" style:family="paragraph">
      <style:paragraph-properties fo:text-align="center" style:writing-mode="lr-tb"/>
      <style:text-properties fo:color="#ffffff" style:font-name="Lato" fo:font-size="13pt" style:font-size-asian="13pt" style:font-size-complex="13pt"/>
    </style:style>
    <style:style style:name="P8" style:family="paragraph">
      <loext:graphic-properties draw:fill-color="#000000"/>
      <style:paragraph-properties fo:text-align="center" style:writing-mode="lr-tb"/>
      <style:text-properties fo:color="#ffffff" style:font-name="Lato" fo:font-size="13pt" style:font-size-asian="13pt" style:font-size-complex="13pt"/>
    </style:style>
    <style:style style:name="P9" style:family="paragraph">
      <loext:graphic-properties draw:fill-color="#55308d"/>
      <style:paragraph-properties fo:text-align="center"/>
    </style:style>
    <style:style style:name="P10" style:family="paragraph">
      <style:paragraph-properties fo:text-align="center" style:writing-mode="lr-tb"/>
      <style:text-properties fo:color="#ffffff" style:font-name="Lato" fo:font-size="10pt" style:font-size-asian="10pt" style:font-size-complex="10pt"/>
    </style:style>
    <style:style style:name="P11" style:family="paragraph">
      <loext:graphic-properties draw:fill-color="#000000"/>
      <style:paragraph-properties fo:text-align="center" style:writing-mode="lr-tb"/>
      <style:text-properties fo:color="#ffffff" style:font-name="Lato" fo:font-size="10pt" style:font-size-asian="10pt" style:font-size-complex="10pt"/>
    </style:style>
    <style:style style:name="P12" style:family="paragraph">
      <loext:graphic-properties draw:fill="solid" draw:fill-color="#eeeeee"/>
      <style:paragraph-properties fo:text-align="center"/>
    </style:style>
    <style:style style:name="T1" style:family="text">
      <style:text-properties style:font-name="Oswald"/>
    </style:style>
    <style:style style:name="T2" style:family="text">
      <style:text-properties style:font-name="Lato" fo:font-size="11pt" style:font-size-asian="11pt" style:font-size-complex="11pt"/>
    </style:style>
    <style:style style:name="T3" style:family="text">
      <style:text-properties style:font-name="Oswald" fo:font-size="15pt" style:font-size-asian="15pt" style:font-size-complex="15pt"/>
    </style:style>
    <style:style style:name="T4" style:family="text">
      <style:text-properties fo:color="#ffffff" style:font-name="Lato" fo:font-size="13pt" style:font-size-asian="13pt" style:font-size-complex="13pt"/>
    </style:style>
    <style:style style:name="T5" style:family="text">
      <style:text-properties fo:color="#ffffff" style:font-name="Lat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53cm" svg:height="0.127cm" svg:x="11.668cm" svg:y="27.9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16.636cm" svg:y1="12.309cm" svg:x2="17.413cm" svg:y2="13.299cm" draw:start-shape="id1" draw:start-glue-point="1" draw:end-shape="id2" draw:end-glue-point="0" svg:d="M16636 12309c518 0 777 330 777 990" svg:viewBox="0 0 778 991">
          <text:p/>
        </draw:connector>
        <draw:connector draw:style-name="gr2" draw:text-style-name="P2" draw:layer="layout" draw:type="curve" svg:x1="13.294cm" svg:y1="7.744cm" svg:x2="15.013cm" svg:y2="9.299cm" draw:end-shape="id3" draw:end-glue-point="0" svg:d="M13294 7744c0 790 1719 13 1719 1555" svg:viewBox="0 0 1720 1556">
          <text:p/>
        </draw:connector>
        <draw:line draw:style-name="gr3" draw:text-style-name="P2" draw:layer="layout" svg:x1="13.313cm" svg:y1="6.181cm" svg:x2="13.319cm" svg:y2="7.35cm">
          <text:p/>
        </draw:line>
        <draw:custom-shape draw:style-name="gr4" draw:text-style-name="P1" draw:layer="layout" svg:width="8.001cm" svg:height="0.127cm" svg:x="1.508cm" svg:y="5.6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001cm" svg:height="0.127cm" svg:x="11.16cm" svg:y="5.699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59cm" svg:height="1.191cm" svg:x="4.175cm" svg:y="4.254cm">
          <draw:text-box>
            <text:p><text:span text:style-name="T1">Class I</text:span></text:p>
          </draw:text-box>
        </draw:frame>
        <draw:custom-shape draw:style-name="gr6" draw:text-style-name="P4" draw:layer="layout" svg:width="1.778cm" svg:height="0.127cm" svg:x="2.524cm" svg:y="5.69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413cm" svg:y1="6.207cm" svg:x2="3.413cm" svg:y2="7.604cm">
          <text:p/>
        </draw:line>
        <draw:path draw:style-name="gr7" draw:text-style-name="P2" draw:layer="layout" svg:width="1.969cm" svg:height="0.867cm" draw:transform="skewX (-0.412595835171459) rotate (-0.456054533546119) translate (2.56015105911935cm 6.8118916283844cm)" svg:viewBox="0 0 1970 868" svg:d="M0 762c139-18 276 63 414 97 239 60 471-209 706-251 158-29 278-280 406-496 236-399 250 391 420 460l24-9">
          <text:p/>
        </draw:path>
        <draw:custom-shape draw:style-name="gr6" draw:text-style-name="P4" draw:layer="layout" svg:width="1.778cm" svg:height="0.127cm" svg:x="2.524cm" svg:y="10.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001cm" svg:height="0.127cm" svg:x="1.508cm" svg:y="13.3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778cm" svg:height="0.127cm" svg:x="2.524cm" svg:y="13.3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4" draw:id="id4" draw:layer="layout" svg:width="1.778cm" svg:height="0.127cm" svg:x="6.588cm" svg:y="13.3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54cm" svg:height="0.127cm" svg:x="16.494cm" svg:y="2.506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3.387cm" svg:y1="11.035cm" svg:x2="7.477cm" svg:y2="13.327cm" draw:end-shape="id4" draw:end-glue-point="0" svg:d="M3387 11035c0 1342 4090 197 4090 2292" svg:viewBox="0 0 4091 2293">
          <text:p/>
        </draw:connector>
        <draw:line draw:style-name="gr3" draw:text-style-name="P2" draw:layer="layout" svg:x1="3.413cm" svg:y1="8.881cm" svg:x2="3.413cm" svg:y2="10.278cm">
          <text:p/>
        </draw:line>
        <draw:frame draw:style-name="gr9" draw:text-style-name="P3" draw:layer="layout" svg:width="2.341cm" svg:height="2.131cm" svg:x="13.953cm" svg:y="4.254cm">
          <draw:text-box>
            <text:p><text:span text:style-name="T1">Class II</text:span></text:p>
          </draw:text-box>
        </draw:frame>
        <draw:frame draw:style-name="gr10" draw:text-style-name="P6" draw:layer="layout" svg:width="5.207cm" svg:height="1.165cm" svg:x="3.667cm" svg:y="7.536cm">
          <draw:text-box>
            <text:p text:style-name="P5"><text:span text:style-name="T2">RNA intermediate</text:span></text:p>
          </draw:text-box>
        </draw:frame>
        <draw:frame draw:style-name="gr11" draw:text-style-name="P3" draw:layer="layout" svg:width="2.159cm" svg:height="1.034cm" svg:x="15.224cm" svg:y="1.998cm">
          <draw:text-box>
            <text:p><text:span text:style-name="T3">DNA</text:span></text:p>
          </draw:text-box>
        </draw:frame>
        <draw:custom-shape draw:style-name="gr12" draw:text-style-name="P8" draw:layer="layout" svg:width="2.921cm" svg:height="0.962cm" svg:x="1.981cm" svg:y="8.62cm">
          <text:p text:style-name="P7"><text:span text:style-name="T4">Reverse </text:span></text:p>
          <text:p text:style-name="P7"><text:span text:style-name="T4">transcrip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921cm" svg:height="0.508cm" svg:x="1.905cm" svg:y="6.174cm">
          <text:p text:style-name="P7"><text:span text:style-name="T4">Transcrip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2.921cm" svg:height="1.016cm" svg:x="3.915cm" svg:y="11.501cm">
          <text:p text:style-name="P7"><text:span text:style-name="T4">Insertion </text:span></text:p>
          <text:p text:style-name="P7"><text:span text:style-name="T4">into new site</text:span></text:p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5.207cm" svg:height="1.165cm" svg:x="3.668cm" svg:y="10.437cm">
          <draw:text-box>
            <text:p text:style-name="P5"><text:span text:style-name="T2">DNA </text:span><text:span text:style-name="T2">intermediate</text:span></text:p>
          </draw:text-box>
        </draw:frame>
        <draw:custom-shape draw:style-name="gr4" draw:text-style-name="P1" draw:layer="layout" svg:width="8.001cm" svg:height="0.127cm" svg:x="11.16cm" svg:y="9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921cm" svg:height="0.508cm" svg:x="11.905cm" svg:y="6.174cm">
          <text:p text:style-name="P7"><text:span text:style-name="T4">Excis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778cm" svg:height="0.127cm" svg:x="12.424cm" svg:y="7.39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8" draw:layer="layout" svg:width="4.852cm" svg:height="0.438cm" svg:x="11.415cm" svg:y="8.101cm">
          <text:p text:style-name="P7"><text:span text:style-name="T4">Insertion into new site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xml:id="id3" draw:id="id3" draw:layer="layout" svg:width="1.778cm" svg:height="0.127cm" svg:x="14.124cm" svg:y="9.2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001cm" svg:height="0.127cm" svg:x="11.16cm" svg:y="13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2" draw:id="id2" draw:layer="layout" svg:width="1.778cm" svg:height="0.127cm" svg:x="16.524cm" svg:y="13.2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778cm" svg:height="0.127cm" svg:x="12.424cm" svg:y="5.6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xml:id="id6" draw:id="id6" draw:layer="layout" svg:width="1.778cm" svg:height="0.127cm" svg:x="11.824cm" svg:y="11.499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3.306cm" svg:y1="10.493cm" svg:x2="12.713cm" svg:y2="11.499cm" draw:start-shape="id5" draw:start-glue-point="3" draw:end-shape="id6" draw:end-glue-point="0" svg:d="M13306 10493c-396 0-593 335-593 1006" svg:viewBox="0 0 594 1007">
          <text:p/>
        </draw:connector>
        <draw:custom-shape draw:style-name="gr17" draw:text-style-name="P8" xml:id="id5" draw:id="id5" draw:layer="layout" svg:width="4.826cm" svg:height="1.213cm" svg:x="13.306cm" svg:y="9.887cm">
          <text:p text:style-name="P7"><text:span text:style-name="T4">Excision during </text:span></text:p>
          <text:p text:style-name="P7"><text:span text:style-name="T4">DNA replication/Repair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778cm" svg:height="0.127cm" svg:x="14.124cm" svg:y="13.29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" draw:id="id1" draw:layer="layout" svg:width="2.921cm" svg:height="1.016cm" svg:x="13.715cm" svg:y="11.801cm">
          <text:p text:style-name="P7"><text:span text:style-name="T4">Insertion </text:span></text:p>
          <text:p text:style-name="P7"><text:span text:style-name="T4">into new site</text:span></text:p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curve" svg:x1="15.013cm" svg:y1="9.426cm" svg:x2="15.719cm" svg:y2="9.887cm" draw:start-shape="id3" draw:start-glue-point="2" draw:end-shape="id5" draw:end-glue-point="0" svg:d="M15013 9426c0 345 706 115 706 461" svg:viewBox="0 0 707 462">
          <text:p/>
        </draw:connector>
        <draw:connector draw:style-name="gr18" draw:text-style-name="P2" draw:layer="layout" draw:type="curve" svg:x1="12.713cm" svg:y1="11.626cm" svg:x2="13.715cm" svg:y2="12.309cm" draw:start-shape="id6" draw:start-glue-point="2" draw:end-shape="id1" draw:end-glue-point="3" svg:d="M12713 11626c0 456 334 683 1002 683" svg:viewBox="0 0 1003 684">
          <text:p/>
        </draw:connector>
        <draw:frame draw:style-name="gr11" draw:text-style-name="P3" draw:layer="layout" svg:width="2.159cm" svg:height="1.034cm" svg:x="15.225cm" svg:y="2.898cm">
          <draw:text-box>
            <text:p><text:span text:style-name="T3">RNA</text:span></text:p>
          </draw:text-box>
        </draw:frame>
        <draw:path draw:style-name="gr7" draw:text-style-name="P2" draw:layer="layout" svg:width="1.969cm" svg:height="0.867cm" draw:transform="skewX (-0.412595835171459) rotate (-0.456054533546119) translate (16.8601510591194cm 2.41189162838441cm)" svg:viewBox="0 0 1970 868" svg:d="M0 762c139-18 276 63 414 97 239 60 471-209 706-251 158-29 278-280 406-496 236-399 250 391 420 460l24-9">
          <text:p/>
        </draw:path>
        <draw:frame draw:style-name="gr9" draw:text-style-name="P3" draw:layer="layout" svg:width="2.341cm" svg:height="2.131cm" svg:x="1.654cm" svg:y="15.555cm">
          <draw:text-box>
            <text:p><text:span text:style-name="T1">Class II</text:span></text:p>
          </draw:text-box>
        </draw:frame>
        <draw:custom-shape draw:style-name="gr19" draw:text-style-name="P1" draw:layer="layout" svg:width="1.956cm" svg:height="0.135cm" draw:transform="rotate (0.436332312998582) translate (4.071cm 19.019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-0.436332312998582) translate (4.129cm 17.389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596cm" svg:height="0.127cm" svg:x="5.808cm" svg:y="1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6.494cm" svg:y="1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2" draw:layer="layout" svg:x1="4.208cm" svg:y1="18.272cm" svg:x2="5.351cm" svg:y2="18.272cm">
          <text:p/>
        </draw:line>
        <draw:custom-shape draw:style-name="gr23" draw:text-style-name="P11" draw:layer="layout" svg:width="2.845cm" svg:height="1.043cm" svg:x="1.454cm" svg:y="17.71cm">
          <text:p text:style-name="P10"><text:span text:style-name="T5">Replication fork</text:span></text:p>
          <text:p text:style-name="P10"><text:span text:style-name="T5">traverses through</text:span></text:p>
          <text:p text:style-name="P10"><text:span text:style-name="T5">transpos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0.436332312998582) translate (4.071cm 23.0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-0.436332312998582) translate (4.129cm 21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xml:id="id8" draw:id="id8" draw:layer="layout" svg:width="3.596cm" svg:height="0.127cm" svg:x="5.808cm" svg:y="22.1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.814cm" svg:y="21.3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.814cm" svg:y="2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7" draw:id="id7" draw:layer="layout" svg:width="1.259cm" svg:height="0.127cm" svg:x="2.194cm" svg:y="21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2.194cm" svg:y="23.0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curve" svg:x1="2.823cm" svg:y1="21.39cm" svg:x2="7.606cm" svg:y2="22.198cm" draw:start-shape="id7" draw:start-glue-point="0" draw:end-shape="id8" svg:d="M2823 21390c0-753 4783-1157 4783 808" svg:viewBox="0 0 4784 1430">
          <text:p/>
        </draw:connector>
        <draw:custom-shape draw:style-name="gr23" draw:text-style-name="P11" draw:layer="layout" svg:width="2.845cm" svg:height="1.043cm" svg:x="3.854cm" svg:y="20.21cm">
          <text:p text:style-name="P10"><text:span text:style-name="T5">Replicated TE</text:span></text:p>
          <text:p text:style-name="P10"><text:span text:style-name="T5">jumps to region</text:span></text:p>
          <text:p text:style-name="P10"><text:span text:style-name="T5">not yet replicated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0.436332312998582) translate (4.071cm 26.4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-0.436332312998582) translate (4.129cm 24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" draw:layer="layout" svg:width="3.596cm" svg:height="0.127cm" svg:x="5.808cm" svg:y="25.5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.812cm" svg:y="24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" draw:layer="layout" svg:width="2.315cm" svg:height="0.127cm" svg:x="1.812cm" svg:y="26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2.194cm" svg:y="26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7.194cm" svg:y="25.5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001cm" svg:height="0.127cm" svg:x="1.508cm" svg:y="27.99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1.259cm" svg:height="0.127cm" svg:x="7.194cm" svg:y="27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2.194cm" svg:y="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858cm" svg:y1="18.907cm" svg:x2="7.858cm" svg:y2="19.923cm">
          <text:p/>
        </draw:line>
        <draw:line draw:style-name="gr2" draw:text-style-name="P2" draw:layer="layout" svg:x1="7.858cm" svg:y1="24.381cm" svg:x2="7.858cm" svg:y2="25.397cm">
          <text:p/>
        </draw:line>
        <draw:line draw:style-name="gr2" draw:text-style-name="P2" draw:layer="layout" svg:x1="7.858cm" svg:y1="26.855cm" svg:x2="7.858cm" svg:y2="27.871cm">
          <text:p/>
        </draw:line>
        <draw:custom-shape draw:style-name="gr26" draw:text-style-name="P11" draw:layer="layout" svg:width="2.845cm" svg:height="1.482cm" svg:x="6.354cm" svg:y="22.971cm">
          <text:p text:style-name="P10"><text:span text:style-name="T5">Replication fork</text:span></text:p>
          <text:p text:style-name="P10"><text:span text:style-name="T5">traverses through</text:span></text:p>
          <text:p text:style-name="P10"><text:span text:style-name="T5">newly transposed </text:span></text:p>
          <text:p text:style-name="P10"><text:span text:style-name="T5">element</text:span></text:p>
          <draw:enhanced-geometry svg:viewBox="0 0 21600 21600" draw:type="rectangle" draw:enhanced-path="M 0 0 L 21600 0 21600 21600 0 21600 0 0 Z N"/>
        </draw:custom-shape>
        <draw:line draw:style-name="gr22" draw:text-style-name="P2" draw:layer="layout" svg:x1="4.182cm" svg:y1="25.672cm" svg:x2="5.325cm" svg:y2="25.672cm">
          <text:p/>
        </draw:line>
        <draw:custom-shape draw:style-name="gr27" draw:text-style-name="P11" draw:layer="layout" svg:width="2.845cm" svg:height="0.68cm" svg:x="6.354cm" svg:y="26.273cm">
          <text:p text:style-name="P10"><text:span text:style-name="T5">Increase in copy</text:span></text:p>
          <text:p text:style-name="P10"><text:span text:style-name="T5">numb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0.436332312998582) translate (16.571cm 21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-0.436332312998582) translate (16.629cm 19.7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1.013cm" svg:height="0.127cm" svg:x="18.308cm" svg:y="20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4.314cm" svg:y="19.7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4.314cm" svg:y="2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14.694cm" svg:y="19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9" draw:id="id9" draw:layer="layout" svg:width="1.259cm" svg:height="0.127cm" svg:x="14.694cm" svg:y="2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" draw:layer="layout" svg:width="4.974cm" svg:height="0.127cm" svg:x="14.335cm" svg:y="27.9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53cm" svg:height="0.127cm" svg:x="11.668cm" svg:y="21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10" draw:id="id10" draw:layer="layout" svg:width="1.259cm" svg:height="0.127cm" svg:x="11.994cm" svg:y="21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xml:id="id16" draw:id="id16" draw:layer="layout" draw:type="curve" svg:x1="15.323cm" svg:y1="21.413cm" svg:x2="12.623cm" svg:y2="21.413cm" draw:start-shape="id9" draw:start-glue-point="0" draw:end-shape="id10" draw:end-glue-point="0" svg:d="M15323 21413c0-753-2700-753-2700 0" svg:viewBox="0 0 2701 566">
          <text:p/>
        </draw:connector>
        <draw:custom-shape draw:style-name="gr19" draw:text-style-name="P1" draw:layer="layout" svg:width="1.956cm" svg:height="0.135cm" draw:transform="rotate (0.436332312998582) translate (16.571cm 25.41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.956cm" svg:height="0.135cm" draw:transform="rotate (-0.436332312998582) translate (16.629cm 23.7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" draw:layer="layout" svg:width="1.013cm" svg:height="0.127cm" svg:x="18.308cm" svg:y="24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4.314cm" svg:y="23.7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2.315cm" svg:height="0.127cm" svg:x="14.314cm" svg:y="2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11" draw:id="id11" draw:layer="layout" svg:width="1.259cm" svg:height="0.127cm" svg:x="14.694cm" svg:y="2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2" xml:id="id12" draw:id="id12" draw:layer="layout" svg:width="1.259cm" svg:height="0.127cm" svg:x="14.694cm" svg:y="2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53cm" svg:height="0.127cm" svg:x="11.668cm" svg:y="25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11.994cm" svg:y="25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draw:layer="layout" svg:width="1.259cm" svg:height="0.127cm" svg:x="11.994cm" svg:y="27.9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9" xml:id="id18" draw:id="id18" draw:layer="layout" svg:width="1.259cm" svg:height="0.127cm" svg:x="14.694cm" svg:y="27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xml:id="id14" draw:id="id14" draw:layer="layout" draw:type="curve" svg:x1="15.323cm" svg:y1="23.916cm" svg:x2="15.323cm" svg:y2="25.413cm" draw:start-shape="id11" draw:start-glue-point="2" draw:end-shape="id12" draw:end-glue-point="0" svg:d="M15323 23916v1497" svg:viewBox="0 0 1 1498">
          <text:p/>
        </draw:connector>
        <draw:custom-shape draw:style-name="gr31" draw:text-style-name="P11" xml:id="id15" draw:id="id15" draw:layer="layout" svg:width="4.445cm" svg:height="0.813cm" svg:x="11.633cm" svg:y="18.627cm">
          <text:p text:style-name="P10"><text:span text:style-name="T5">Transposon is excised and </text:span></text:p>
          <text:p text:style-name="P10"><text:span text:style-name="T5">inserted into a new locus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xml:id="id13" draw:id="id13" draw:layer="layout" svg:width="5.461cm" svg:height="0.971cm" svg:x="11.622cm" svg:y="22.528cm">
          <text:p text:style-name="P10"><text:span text:style-name="T5">Homologus DNA repair mechanism</text:span></text:p>
          <text:p text:style-name="P10"><text:span text:style-name="T5">repairs the double stranded break</text:span></text:p>
          <draw:enhanced-geometry svg:viewBox="0 0 21600 21600" draw:type="rectangle" draw:enhanced-path="M 0 0 L 21600 0 21600 21600 0 21600 0 0 Z N"/>
        </draw:custom-shape>
        <draw:connector draw:style-name="gr33" draw:text-style-name="P2" draw:layer="layout" draw:type="curve" svg:x1="11.622cm" svg:y1="23.013cm" svg:x2="15.323cm" svg:y2="24.664cm" draw:start-shape="id13" draw:start-glue-point="3" draw:end-shape="id14" draw:end-glue-point="0" svg:d="M11622 23013c-753 0-2603 1651 3701 1651" svg:viewBox="0 0 4546 1652">
          <text:p/>
        </draw:connector>
        <draw:connector draw:style-name="gr33" draw:text-style-name="P2" draw:layer="layout" draw:type="curve" svg:x1="13.855cm" svg:y1="19.44cm" svg:x2="13.973cm" svg:y2="20.848cm" draw:start-shape="id15" draw:start-glue-point="2" draw:end-shape="id16" draw:end-glue-point="0" svg:d="M13855 19440c0 984 118 280 118 1408" svg:viewBox="0 0 119 1409">
          <text:p/>
        </draw:connector>
        <draw:custom-shape draw:style-name="gr27" draw:text-style-name="P11" xml:id="id17" draw:id="id17" draw:layer="layout" svg:width="2.845cm" svg:height="0.68cm" svg:x="13.903cm" svg:y="26.387cm">
          <text:p text:style-name="P10"><text:span text:style-name="T5">Increase in copy</text:span></text:p>
          <text:p text:style-name="P10"><text:span text:style-name="T5">number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5.325cm" svg:y1="27.067cm" svg:x2="15.323cm" svg:y2="27.999cm" draw:start-shape="id17" draw:start-glue-point="2" draw:end-shape="id18" draw:end-glue-point="0" svg:d="M15325 27067c0 699-2 233-2 932" svg:viewBox="0 0 3 93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ato" svg:font-family="Lato" style:font-pitch="variable"/>
    <style:font-face style:name="Liberation Sans1" svg:font-family="'Liberation Sans'" style:font-pitch="variable"/>
    <style:font-face style:name="Oswald" svg:font-family="Oswa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3T14:21:51.092691901</meta:creation-date>
    <dc:date>2020-03-09T14:06:44.564697635</dc:date>
    <meta:editing-duration>PT35M14S</meta:editing-duration>
    <meta:editing-cycles>6</meta:editing-cycles>
    <meta:generator>LibreOffice/6.4.1.2$Linux_X86_64 LibreOffice_project/e1ad903d8acbc5f5b474f1d8ec3defef24b8c46b</meta:generator>
    <meta:document-statistic meta:object-count="102"/>
  </office:meta>
</office:document-meta>
</file>